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FBFB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3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6" style:family="table-cell" style:parent-style-name="Default" style:data-style-name="N0">
      <style:table-cell-properties style:vertical-align="automatic" fo:wrap-option="wrap" fo:background-color="#9BC2E6"/>
    </style:style>
    <style:style style:name="ce37" style:family="table-cell" style:parent-style-name="Default" style:data-style-name="N0">
      <style:table-cell-properties style:vertical-align="automatic" fo:wrap-option="wrap" fo:background-color="#BDD7EE"/>
    </style:style>
    <style:style style:name="ce38" style:family="table-cell" style:parent-style-name="Default" style:data-style-name="N0">
      <style:table-cell-properties style:vertical-align="automatic" fo:wrap-option="wrap" fo:background-color="#DDEBF7"/>
    </style:style>
    <style:style style:name="ce39" style:family="table-cell" style:parent-style-name="Default" style:data-style-name="N0">
      <style:table-cell-properties style:vertical-align="automatic" fo:wrap-option="wrap" fo:background-color="#F4B084"/>
    </style:style>
    <style:style style:name="ce40" style:family="table-cell" style:parent-style-name="Default" style:data-style-name="N0">
      <style:table-cell-properties style:vertical-align="automatic" fo:wrap-option="wrap" fo:background-color="#F8CBAD"/>
    </style:style>
    <style:style style:name="ce41" style:family="table-cell" style:parent-style-name="Default" style:data-style-name="N0">
      <style:table-cell-properties style:vertical-align="automatic" fo:wrap-option="wrap" fo:background-color="#FCE4D6"/>
    </style:style>
    <style:style style:name="ce42" style:family="table-cell" style:parent-style-name="Pourcentage" style:data-style-name="N36"/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8CBA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8CBA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CE4D6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CE4D6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9BC2E6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BDD7E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DDEBF7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F4B084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8CBAD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plate_End_point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User: Equipe 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h: C:\Program Files (x86)\BMG\CLARIOstar\Equipe 18\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ID: 1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Name: AT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: 24/05/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: 11:46: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1: ATP_IDH-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minescence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aw Data (No filter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92714" table:style-name="ce3">
            <text:p>92714</text:p>
          </table:table-cell>
          <table:table-cell office:value-type="float" office:value="102398" table:style-name="ce4">
            <text:p>102398</text:p>
          </table:table-cell>
          <table:table-cell office:value-type="float" office:value="105418" table:style-name="ce4">
            <text:p>105418</text:p>
          </table:table-cell>
          <table:table-cell office:value-type="float" office:value="58840" table:style-name="ce4">
            <text:p>58840</text:p>
          </table:table-cell>
          <table:table-cell office:value-type="float" office:value="59411" table:style-name="ce4">
            <text:p>59411</text:p>
          </table:table-cell>
          <table:table-cell office:value-type="float" office:value="49256" table:style-name="ce4">
            <text:p>49256</text:p>
          </table:table-cell>
          <table:table-cell office:value-type="float" office:value="51025" table:style-name="ce4">
            <text:p>51025</text:p>
          </table:table-cell>
          <table:table-cell office:value-type="float" office:value="51370" table:style-name="ce4">
            <text:p>51370</text:p>
          </table:table-cell>
          <table:table-cell office:value-type="float" office:value="51019" table:style-name="ce4">
            <text:p>51019</text:p>
          </table:table-cell>
          <table:table-cell office:value-type="float" office:value="253136" table:style-name="ce4">
            <text:p>253136</text:p>
          </table:table-cell>
          <table:table-cell office:value-type="float" office:value="244282" table:style-name="ce4">
            <text:p>244282</text:p>
          </table:table-cell>
          <table:table-cell office:value-type="float" office:value="241911" table:style-name="ce5">
            <text:p>2419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65880" table:style-name="ce6">
            <text:p>65880</text:p>
          </table:table-cell>
          <table:table-cell office:value-type="float" office:value="8971" table:style-name="ce7">
            <text:p>8971</text:p>
          </table:table-cell>
          <table:table-cell office:value-type="float" office:value="73188" table:style-name="ce7">
            <text:p>73188</text:p>
          </table:table-cell>
          <table:table-cell office:value-type="float" office:value="38589" table:style-name="ce7">
            <text:p>38589</text:p>
          </table:table-cell>
          <table:table-cell office:value-type="float" office:value="39712" table:style-name="ce7">
            <text:p>39712</text:p>
          </table:table-cell>
          <table:table-cell office:value-type="float" office:value="38340" table:style-name="ce7">
            <text:p>38340</text:p>
          </table:table-cell>
          <table:table-cell office:value-type="float" office:value="47264" table:style-name="ce7">
            <text:p>47264</text:p>
          </table:table-cell>
          <table:table-cell office:value-type="float" office:value="47224" table:style-name="ce7">
            <text:p>47224</text:p>
          </table:table-cell>
          <table:table-cell office:value-type="float" office:value="47741" table:style-name="ce7">
            <text:p>47741</text:p>
          </table:table-cell>
          <table:table-cell office:value-type="float" office:value="244171" table:style-name="ce7">
            <text:p>244171</text:p>
          </table:table-cell>
          <table:table-cell office:value-type="float" office:value="240576" table:style-name="ce7">
            <text:p>240576</text:p>
          </table:table-cell>
          <table:table-cell office:value-type="float" office:value="239317" table:style-name="ce8">
            <text:p>2393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45587" table:style-name="ce6">
            <text:p>45587</text:p>
          </table:table-cell>
          <table:table-cell office:value-type="float" office:value="91511" table:style-name="ce7">
            <text:p>91511</text:p>
          </table:table-cell>
          <table:table-cell office:value-type="float" office:value="51141" table:style-name="ce7">
            <text:p>51141</text:p>
          </table:table-cell>
          <table:table-cell office:value-type="float" office:value="19986" table:style-name="ce7">
            <text:p>19986</text:p>
          </table:table-cell>
          <table:table-cell office:value-type="float" office:value="19213" table:style-name="ce7">
            <text:p>19213</text:p>
          </table:table-cell>
          <table:table-cell office:value-type="float" office:value="20224" table:style-name="ce7">
            <text:p>20224</text:p>
          </table:table-cell>
          <table:table-cell office:value-type="float" office:value="26723" table:style-name="ce7">
            <text:p>26723</text:p>
          </table:table-cell>
          <table:table-cell office:value-type="float" office:value="27044" table:style-name="ce7">
            <text:p>27044</text:p>
          </table:table-cell>
          <table:table-cell office:value-type="float" office:value="26888" table:style-name="ce7">
            <text:p>26888</text:p>
          </table:table-cell>
          <table:table-cell office:value-type="float" office:value="124800" table:style-name="ce7">
            <text:p>124800</text:p>
          </table:table-cell>
          <table:table-cell office:value-type="float" office:value="121657" table:style-name="ce7">
            <text:p>121657</text:p>
          </table:table-cell>
          <table:table-cell office:value-type="float" office:value="132528" table:style-name="ce8">
            <text:p>1325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4578" table:style-name="ce6">
            <text:p>4578</text:p>
          </table:table-cell>
          <table:table-cell office:value-type="float" office:value="6268" table:style-name="ce7">
            <text:p>6268</text:p>
          </table:table-cell>
          <table:table-cell office:value-type="float" office:value="6801" table:style-name="ce7">
            <text:p>6801</text:p>
          </table:table-cell>
          <table:table-cell office:value-type="float" office:value="2376" table:style-name="ce7">
            <text:p>2376</text:p>
          </table:table-cell>
          <table:table-cell office:value-type="float" office:value="2595" table:style-name="ce7">
            <text:p>2595</text:p>
          </table:table-cell>
          <table:table-cell office:value-type="float" office:value="2719" table:style-name="ce7">
            <text:p>2719</text:p>
          </table:table-cell>
          <table:table-cell office:value-type="float" office:value="5218" table:style-name="ce7">
            <text:p>5218</text:p>
          </table:table-cell>
          <table:table-cell office:value-type="float" office:value="5215" table:style-name="ce7">
            <text:p>5215</text:p>
          </table:table-cell>
          <table:table-cell office:value-type="float" office:value="4718" table:style-name="ce7">
            <text:p>4718</text:p>
          </table:table-cell>
          <table:table-cell office:value-type="float" office:value="13277" table:style-name="ce7">
            <text:p>13277</text:p>
          </table:table-cell>
          <table:table-cell office:value-type="float" office:value="14165" table:style-name="ce7">
            <text:p>14165</text:p>
          </table:table-cell>
          <table:table-cell office:value-type="float" office:value="16056" table:style-name="ce8">
            <text:p>1605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51346" table:style-name="ce6">
            <text:p>51346</text:p>
          </table:table-cell>
          <table:table-cell office:value-type="float" office:value="60922" table:style-name="ce7">
            <text:p>60922</text:p>
          </table:table-cell>
          <table:table-cell office:value-type="float" office:value="63718" table:style-name="ce7">
            <text:p>63718</text:p>
          </table:table-cell>
          <table:table-cell office:value-type="float" office:value="34013" table:style-name="ce7">
            <text:p>34013</text:p>
          </table:table-cell>
          <table:table-cell office:value-type="float" office:value="34220" table:style-name="ce7">
            <text:p>34220</text:p>
          </table:table-cell>
          <table:table-cell office:value-type="float" office:value="35451" table:style-name="ce7">
            <text:p>35451</text:p>
          </table:table-cell>
          <table:table-cell office:value-type="float" office:value="43716" table:style-name="ce7">
            <text:p>43716</text:p>
          </table:table-cell>
          <table:table-cell office:value-type="float" office:value="43635" table:style-name="ce7">
            <text:p>43635</text:p>
          </table:table-cell>
          <table:table-cell office:value-type="float" office:value="42823" table:style-name="ce7">
            <text:p>42823</text:p>
          </table:table-cell>
          <table:table-cell office:value-type="float" office:value="249748" table:style-name="ce7">
            <text:p>249748</text:p>
          </table:table-cell>
          <table:table-cell office:value-type="float" office:value="256934" table:style-name="ce7">
            <text:p>256934</text:p>
          </table:table-cell>
          <table:table-cell office:value-type="float" office:value="248834" table:style-name="ce8">
            <text:p>24883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162522" table:style-name="ce6">
            <text:p>162522</text:p>
          </table:table-cell>
          <table:table-cell office:value-type="float" office:value="171205" table:style-name="ce7">
            <text:p>171205</text:p>
          </table:table-cell>
          <table:table-cell office:value-type="float" office:value="106919" table:style-name="ce7">
            <text:p>106919</text:p>
          </table:table-cell>
          <table:table-cell office:value-type="float" office:value="11093" table:style-name="ce7">
            <text:p>11093</text:p>
          </table:table-cell>
          <table:table-cell office:value-type="float" office:value="215674" table:style-name="ce7">
            <text:p>215674</text:p>
          </table:table-cell>
          <table:table-cell office:value-type="float" office:value="150046" table:style-name="ce7">
            <text:p>150046</text:p>
          </table:table-cell>
          <table:table-cell office:value-type="float" office:value="153890" table:style-name="ce7">
            <text:p>153890</text:p>
          </table:table-cell>
          <table:table-cell office:value-type="float" office:value="89117" table:style-name="ce7">
            <text:p>89117</text:p>
          </table:table-cell>
          <table:table-cell office:value-type="float" office:value="11975" table:style-name="ce7">
            <text:p>11975</text:p>
          </table:table-cell>
          <table:table-cell office:value-type="float" office:value="160848" table:style-name="ce7">
            <text:p>160848</text:p>
          </table:table-cell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50616" table:style-name="ce6">
            <text:p>150616</text:p>
          </table:table-cell>
          <table:table-cell office:value-type="float" office:value="155350" table:style-name="ce7">
            <text:p>155350</text:p>
          </table:table-cell>
          <table:table-cell office:value-type="float" office:value="107699" table:style-name="ce7">
            <text:p>107699</text:p>
          </table:table-cell>
          <table:table-cell office:value-type="float" office:value="14089" table:style-name="ce7">
            <text:p>14089</text:p>
          </table:table-cell>
          <table:table-cell office:value-type="float" office:value="206902" table:style-name="ce7">
            <text:p>206902</text:p>
          </table:table-cell>
          <table:table-cell office:value-type="float" office:value="150949" table:style-name="ce7">
            <text:p>150949</text:p>
          </table:table-cell>
          <table:table-cell office:value-type="float" office:value="148117" table:style-name="ce7">
            <text:p>148117</text:p>
          </table:table-cell>
          <table:table-cell office:value-type="float" office:value="86932" table:style-name="ce7">
            <text:p>86932</text:p>
          </table:table-cell>
          <table:table-cell office:value-type="float" office:value="13510" table:style-name="ce7">
            <text:p>13510</text:p>
          </table:table-cell>
          <table:table-cell office:value-type="float" office:value="160876" table:style-name="ce7">
            <text:p>160876</text:p>
          </table:table-cell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136500" table:style-name="ce9">
            <text:p>136500</text:p>
          </table:table-cell>
          <table:table-cell office:value-type="float" office:value="152901" table:style-name="ce10">
            <text:p>152901</text:p>
          </table:table-cell>
          <table:table-cell office:value-type="float" office:value="103128" table:style-name="ce10">
            <text:p>103128</text:p>
          </table:table-cell>
          <table:table-cell office:value-type="float" office:value="12220" table:style-name="ce10">
            <text:p>12220</text:p>
          </table:table-cell>
          <table:table-cell office:value-type="float" office:value="197399" table:style-name="ce10">
            <text:p>197399</text:p>
          </table:table-cell>
          <table:table-cell office:value-type="float" office:value="142681" table:style-name="ce10">
            <text:p>142681</text:p>
          </table:table-cell>
          <table:table-cell office:value-type="float" office:value="148717" table:style-name="ce10">
            <text:p>148717</text:p>
          </table:table-cell>
          <table:table-cell office:value-type="float" office:value="87742" table:style-name="ce10">
            <text:p>87742</text:p>
          </table:table-cell>
          <table:table-cell office:value-type="float" office:value="12101" table:style-name="ce10">
            <text:p>12101</text:p>
          </table:table-cell>
          <table:table-cell office:value-type="float" office:value="154885" table:style-name="ce10">
            <text:p>154885</text:p>
          </table:table-cell>
          <table:table-cell table:style-name="ce10"/>
          <table:table-cell table:style-name="ce11"/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  <table:table table:name="Table_End_point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User: Equipe 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h: C:\Program Files (x86)\BMG\CLARIOstar\Equipe 18\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ID: 1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Name: AT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: 24/05/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: 11:46: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1: ATP_IDH-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minescenc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Well</text:p>
          </table:table-cell>
          <table:table-cell office:value-type="string" table:style-name="ce13">
            <text:p>A01</text:p>
          </table:table-cell>
          <table:table-cell office:value-type="string" table:style-name="ce14">
            <text:p>A02</text:p>
          </table:table-cell>
          <table:table-cell office:value-type="string" table:style-name="ce14">
            <text:p>A03</text:p>
          </table:table-cell>
          <table:table-cell office:value-type="string" table:style-name="ce14">
            <text:p>A04</text:p>
          </table:table-cell>
          <table:table-cell office:value-type="string" table:style-name="ce14">
            <text:p>A05</text:p>
          </table:table-cell>
          <table:table-cell office:value-type="string" table:style-name="ce14">
            <text:p>A06</text:p>
          </table:table-cell>
          <table:table-cell office:value-type="string" table:style-name="ce14">
            <text:p>A07</text:p>
          </table:table-cell>
          <table:table-cell office:value-type="string" table:style-name="ce14">
            <text:p>A08</text:p>
          </table:table-cell>
          <table:table-cell office:value-type="string" table:style-name="ce14">
            <text:p>A09</text:p>
          </table:table-cell>
          <table:table-cell office:value-type="string" table:style-name="ce14">
            <text:p>A10</text:p>
          </table:table-cell>
          <table:table-cell office:value-type="string" table:style-name="ce14">
            <text:p>A11</text:p>
          </table:table-cell>
          <table:table-cell office:value-type="string" table:style-name="ce14">
            <text:p>A12</text:p>
          </table:table-cell>
          <table:table-cell office:value-type="string" table:style-name="ce14">
            <text:p>B01</text:p>
          </table:table-cell>
          <table:table-cell office:value-type="string" table:style-name="ce14">
            <text:p>B02</text:p>
          </table:table-cell>
          <table:table-cell office:value-type="string" table:style-name="ce14">
            <text:p>B03</text:p>
          </table:table-cell>
          <table:table-cell office:value-type="string" table:style-name="ce14">
            <text:p>B04</text:p>
          </table:table-cell>
          <table:table-cell office:value-type="string" table:style-name="ce14">
            <text:p>B05</text:p>
          </table:table-cell>
          <table:table-cell office:value-type="string" table:style-name="ce14">
            <text:p>B06</text:p>
          </table:table-cell>
          <table:table-cell office:value-type="string" table:style-name="ce14">
            <text:p>B07</text:p>
          </table:table-cell>
          <table:table-cell office:value-type="string" table:style-name="ce14">
            <text:p>B08</text:p>
          </table:table-cell>
          <table:table-cell office:value-type="string" table:style-name="ce14">
            <text:p>B09</text:p>
          </table:table-cell>
          <table:table-cell office:value-type="string" table:style-name="ce14">
            <text:p>B10</text:p>
          </table:table-cell>
          <table:table-cell office:value-type="string" table:style-name="ce14">
            <text:p>B11</text:p>
          </table:table-cell>
          <table:table-cell office:value-type="string" table:style-name="ce14">
            <text:p>B12</text:p>
          </table:table-cell>
          <table:table-cell office:value-type="string" table:style-name="ce14">
            <text:p>C01</text:p>
          </table:table-cell>
          <table:table-cell office:value-type="string" table:style-name="ce14">
            <text:p>C02</text:p>
          </table:table-cell>
          <table:table-cell office:value-type="string" table:style-name="ce14">
            <text:p>C03</text:p>
          </table:table-cell>
          <table:table-cell office:value-type="string" table:style-name="ce14">
            <text:p>C04</text:p>
          </table:table-cell>
          <table:table-cell office:value-type="string" table:style-name="ce14">
            <text:p>C05</text:p>
          </table:table-cell>
          <table:table-cell office:value-type="string" table:style-name="ce14">
            <text:p>C06</text:p>
          </table:table-cell>
          <table:table-cell office:value-type="string" table:style-name="ce14">
            <text:p>C07</text:p>
          </table:table-cell>
          <table:table-cell office:value-type="string" table:style-name="ce14">
            <text:p>C08</text:p>
          </table:table-cell>
          <table:table-cell office:value-type="string" table:style-name="ce14">
            <text:p>C09</text:p>
          </table:table-cell>
          <table:table-cell office:value-type="string" table:style-name="ce14">
            <text:p>C10</text:p>
          </table:table-cell>
          <table:table-cell office:value-type="string" table:style-name="ce14">
            <text:p>C11</text:p>
          </table:table-cell>
          <table:table-cell office:value-type="string" table:style-name="ce14">
            <text:p>C12</text:p>
          </table:table-cell>
          <table:table-cell office:value-type="string" table:style-name="ce14">
            <text:p>D01</text:p>
          </table:table-cell>
          <table:table-cell office:value-type="string" table:style-name="ce14">
            <text:p>D02</text:p>
          </table:table-cell>
          <table:table-cell office:value-type="string" table:style-name="ce14">
            <text:p>D03</text:p>
          </table:table-cell>
          <table:table-cell office:value-type="string" table:style-name="ce14">
            <text:p>D04</text:p>
          </table:table-cell>
          <table:table-cell office:value-type="string" table:style-name="ce14">
            <text:p>D05</text:p>
          </table:table-cell>
          <table:table-cell office:value-type="string" table:style-name="ce14">
            <text:p>D06</text:p>
          </table:table-cell>
          <table:table-cell office:value-type="string" table:style-name="ce14">
            <text:p>D07</text:p>
          </table:table-cell>
          <table:table-cell office:value-type="string" table:style-name="ce14">
            <text:p>D08</text:p>
          </table:table-cell>
          <table:table-cell office:value-type="string" table:style-name="ce14">
            <text:p>D09</text:p>
          </table:table-cell>
          <table:table-cell office:value-type="string" table:style-name="ce14">
            <text:p>D10</text:p>
          </table:table-cell>
          <table:table-cell office:value-type="string" table:style-name="ce14">
            <text:p>D11</text:p>
          </table:table-cell>
          <table:table-cell office:value-type="string" table:style-name="ce14">
            <text:p>D12</text:p>
          </table:table-cell>
          <table:table-cell office:value-type="string" table:style-name="ce14">
            <text:p>E01</text:p>
          </table:table-cell>
          <table:table-cell office:value-type="string" table:style-name="ce14">
            <text:p>E02</text:p>
          </table:table-cell>
          <table:table-cell office:value-type="string" table:style-name="ce14">
            <text:p>E03</text:p>
          </table:table-cell>
          <table:table-cell office:value-type="string" table:style-name="ce14">
            <text:p>E04</text:p>
          </table:table-cell>
          <table:table-cell office:value-type="string" table:style-name="ce14">
            <text:p>E05</text:p>
          </table:table-cell>
          <table:table-cell office:value-type="string" table:style-name="ce14">
            <text:p>E06</text:p>
          </table:table-cell>
          <table:table-cell office:value-type="string" table:style-name="ce14">
            <text:p>E07</text:p>
          </table:table-cell>
          <table:table-cell office:value-type="string" table:style-name="ce14">
            <text:p>E08</text:p>
          </table:table-cell>
          <table:table-cell office:value-type="string" table:style-name="ce14">
            <text:p>E09</text:p>
          </table:table-cell>
          <table:table-cell office:value-type="string" table:style-name="ce14">
            <text:p>E10</text:p>
          </table:table-cell>
          <table:table-cell office:value-type="string" table:style-name="ce14">
            <text:p>E11</text:p>
          </table:table-cell>
          <table:table-cell office:value-type="string" table:style-name="ce14">
            <text:p>E12</text:p>
          </table:table-cell>
          <table:table-cell office:value-type="string" table:style-name="ce14">
            <text:p>F01</text:p>
          </table:table-cell>
          <table:table-cell office:value-type="string" table:style-name="ce14">
            <text:p>F02</text:p>
          </table:table-cell>
          <table:table-cell office:value-type="string" table:style-name="ce14">
            <text:p>F03</text:p>
          </table:table-cell>
          <table:table-cell office:value-type="string" table:style-name="ce14">
            <text:p>F04</text:p>
          </table:table-cell>
          <table:table-cell office:value-type="string" table:style-name="ce14">
            <text:p>F05</text:p>
          </table:table-cell>
          <table:table-cell office:value-type="string" table:style-name="ce14">
            <text:p>F06</text:p>
          </table:table-cell>
          <table:table-cell office:value-type="string" table:style-name="ce14">
            <text:p>F07</text:p>
          </table:table-cell>
          <table:table-cell office:value-type="string" table:style-name="ce14">
            <text:p>F08</text:p>
          </table:table-cell>
          <table:table-cell office:value-type="string" table:style-name="ce14">
            <text:p>F09</text:p>
          </table:table-cell>
          <table:table-cell office:value-type="string" table:style-name="ce14">
            <text:p>F10</text:p>
          </table:table-cell>
          <table:table-cell office:value-type="string" table:style-name="ce14">
            <text:p>G01</text:p>
          </table:table-cell>
          <table:table-cell office:value-type="string" table:style-name="ce14">
            <text:p>G02</text:p>
          </table:table-cell>
          <table:table-cell office:value-type="string" table:style-name="ce14">
            <text:p>G03</text:p>
          </table:table-cell>
          <table:table-cell office:value-type="string" table:style-name="ce14">
            <text:p>G04</text:p>
          </table:table-cell>
          <table:table-cell office:value-type="string" table:style-name="ce14">
            <text:p>G05</text:p>
          </table:table-cell>
          <table:table-cell office:value-type="string" table:style-name="ce14">
            <text:p>G06</text:p>
          </table:table-cell>
          <table:table-cell office:value-type="string" table:style-name="ce14">
            <text:p>G07</text:p>
          </table:table-cell>
          <table:table-cell office:value-type="string" table:style-name="ce14">
            <text:p>G08</text:p>
          </table:table-cell>
          <table:table-cell office:value-type="string" table:style-name="ce14">
            <text:p>G09</text:p>
          </table:table-cell>
          <table:table-cell office:value-type="string" table:style-name="ce14">
            <text:p>G10</text:p>
          </table:table-cell>
          <table:table-cell office:value-type="string" table:style-name="ce14">
            <text:p>H01</text:p>
          </table:table-cell>
          <table:table-cell office:value-type="string" table:style-name="ce14">
            <text:p>H02</text:p>
          </table:table-cell>
          <table:table-cell office:value-type="string" table:style-name="ce14">
            <text:p>H03</text:p>
          </table:table-cell>
          <table:table-cell office:value-type="string" table:style-name="ce14">
            <text:p>H04</text:p>
          </table:table-cell>
          <table:table-cell office:value-type="string" table:style-name="ce14">
            <text:p>H05</text:p>
          </table:table-cell>
          <table:table-cell office:value-type="string" table:style-name="ce14">
            <text:p>H06</text:p>
          </table:table-cell>
          <table:table-cell office:value-type="string" table:style-name="ce14">
            <text:p>H07</text:p>
          </table:table-cell>
          <table:table-cell office:value-type="string" table:style-name="ce14">
            <text:p>H08</text:p>
          </table:table-cell>
          <table:table-cell office:value-type="string" table:style-name="ce14">
            <text:p>H09</text:p>
          </table:table-cell>
          <table:table-cell office:value-type="string" table:style-name="ce6">
            <text:p>H10</text:p>
          </table:table-cell>
          <table:table-cell table:number-columns-repeated="16293"/>
        </table:table-row>
        <table:table-row table:style-name="ro1">
          <table:table-cell office:value-type="string" table:style-name="ce15">
            <text:p>Content</text:p>
          </table:table-cell>
          <table:table-cell office:value-type="string" table:style-name="ce16">
            <text:p>Sample X1</text:p>
          </table:table-cell>
          <table:table-cell office:value-type="string" table:style-name="ce17">
            <text:p>Sample X2</text:p>
          </table:table-cell>
          <table:table-cell office:value-type="string" table:style-name="ce17">
            <text:p>Sample X3</text:p>
          </table:table-cell>
          <table:table-cell office:value-type="string" table:style-name="ce17">
            <text:p>Sample X4</text:p>
          </table:table-cell>
          <table:table-cell office:value-type="string" table:style-name="ce17">
            <text:p>Sample X5</text:p>
          </table:table-cell>
          <table:table-cell office:value-type="string" table:style-name="ce17">
            <text:p>Sample X6</text:p>
          </table:table-cell>
          <table:table-cell office:value-type="string" table:style-name="ce17">
            <text:p>Sample X7</text:p>
          </table:table-cell>
          <table:table-cell office:value-type="string" table:style-name="ce17">
            <text:p>Sample X8</text:p>
          </table:table-cell>
          <table:table-cell office:value-type="string" table:style-name="ce17">
            <text:p>Sample X9</text:p>
          </table:table-cell>
          <table:table-cell office:value-type="string" table:style-name="ce17">
            <text:p>Sample X10</text:p>
          </table:table-cell>
          <table:table-cell office:value-type="string" table:style-name="ce17">
            <text:p>Sample X11</text:p>
          </table:table-cell>
          <table:table-cell office:value-type="string" table:style-name="ce17">
            <text:p>Sample X12</text:p>
          </table:table-cell>
          <table:table-cell office:value-type="string" table:style-name="ce17">
            <text:p>Sample X13</text:p>
          </table:table-cell>
          <table:table-cell office:value-type="string" table:style-name="ce17">
            <text:p>Sample X14</text:p>
          </table:table-cell>
          <table:table-cell office:value-type="string" table:style-name="ce17">
            <text:p>Sample X15</text:p>
          </table:table-cell>
          <table:table-cell office:value-type="string" table:style-name="ce17">
            <text:p>Sample X16</text:p>
          </table:table-cell>
          <table:table-cell office:value-type="string" table:style-name="ce17">
            <text:p>Sample X17</text:p>
          </table:table-cell>
          <table:table-cell office:value-type="string" table:style-name="ce17">
            <text:p>Sample X18</text:p>
          </table:table-cell>
          <table:table-cell office:value-type="string" table:style-name="ce17">
            <text:p>Sample X19</text:p>
          </table:table-cell>
          <table:table-cell office:value-type="string" table:style-name="ce17">
            <text:p>Sample X20</text:p>
          </table:table-cell>
          <table:table-cell office:value-type="string" table:style-name="ce17">
            <text:p>Sample X21</text:p>
          </table:table-cell>
          <table:table-cell office:value-type="string" table:style-name="ce17">
            <text:p>Sample X22</text:p>
          </table:table-cell>
          <table:table-cell office:value-type="string" table:style-name="ce17">
            <text:p>Sample X23</text:p>
          </table:table-cell>
          <table:table-cell office:value-type="string" table:style-name="ce17">
            <text:p>Sample X24</text:p>
          </table:table-cell>
          <table:table-cell office:value-type="string" table:style-name="ce17">
            <text:p>Sample X25</text:p>
          </table:table-cell>
          <table:table-cell office:value-type="string" table:style-name="ce17">
            <text:p>Sample X26</text:p>
          </table:table-cell>
          <table:table-cell office:value-type="string" table:style-name="ce17">
            <text:p>Sample X27</text:p>
          </table:table-cell>
          <table:table-cell office:value-type="string" table:style-name="ce17">
            <text:p>Sample X28</text:p>
          </table:table-cell>
          <table:table-cell office:value-type="string" table:style-name="ce17">
            <text:p>Sample X29</text:p>
          </table:table-cell>
          <table:table-cell office:value-type="string" table:style-name="ce17">
            <text:p>Sample X30</text:p>
          </table:table-cell>
          <table:table-cell office:value-type="string" table:style-name="ce17">
            <text:p>Sample X31</text:p>
          </table:table-cell>
          <table:table-cell office:value-type="string" table:style-name="ce17">
            <text:p>Sample X32</text:p>
          </table:table-cell>
          <table:table-cell office:value-type="string" table:style-name="ce17">
            <text:p>Sample X33</text:p>
          </table:table-cell>
          <table:table-cell office:value-type="string" table:style-name="ce17">
            <text:p>Sample X34</text:p>
          </table:table-cell>
          <table:table-cell office:value-type="string" table:style-name="ce17">
            <text:p>Sample X35</text:p>
          </table:table-cell>
          <table:table-cell office:value-type="string" table:style-name="ce17">
            <text:p>Sample X36</text:p>
          </table:table-cell>
          <table:table-cell office:value-type="string" table:style-name="ce17">
            <text:p>Sample X37</text:p>
          </table:table-cell>
          <table:table-cell office:value-type="string" table:style-name="ce17">
            <text:p>Sample X38</text:p>
          </table:table-cell>
          <table:table-cell office:value-type="string" table:style-name="ce17">
            <text:p>Sample X39</text:p>
          </table:table-cell>
          <table:table-cell office:value-type="string" table:style-name="ce17">
            <text:p>Sample X40</text:p>
          </table:table-cell>
          <table:table-cell office:value-type="string" table:style-name="ce17">
            <text:p>Sample X41</text:p>
          </table:table-cell>
          <table:table-cell office:value-type="string" table:style-name="ce17">
            <text:p>Sample X42</text:p>
          </table:table-cell>
          <table:table-cell office:value-type="string" table:style-name="ce17">
            <text:p>Sample X43</text:p>
          </table:table-cell>
          <table:table-cell office:value-type="string" table:style-name="ce17">
            <text:p>Sample X44</text:p>
          </table:table-cell>
          <table:table-cell office:value-type="string" table:style-name="ce17">
            <text:p>Sample X45</text:p>
          </table:table-cell>
          <table:table-cell office:value-type="string" table:style-name="ce17">
            <text:p>Sample X46</text:p>
          </table:table-cell>
          <table:table-cell office:value-type="string" table:style-name="ce17">
            <text:p>Sample X47</text:p>
          </table:table-cell>
          <table:table-cell office:value-type="string" table:style-name="ce17">
            <text:p>Sample X48</text:p>
          </table:table-cell>
          <table:table-cell office:value-type="string" table:style-name="ce17">
            <text:p>Sample X49</text:p>
          </table:table-cell>
          <table:table-cell office:value-type="string" table:style-name="ce17">
            <text:p>Sample X50</text:p>
          </table:table-cell>
          <table:table-cell office:value-type="string" table:style-name="ce17">
            <text:p>Sample X51</text:p>
          </table:table-cell>
          <table:table-cell office:value-type="string" table:style-name="ce17">
            <text:p>Sample X52</text:p>
          </table:table-cell>
          <table:table-cell office:value-type="string" table:style-name="ce17">
            <text:p>Sample X53</text:p>
          </table:table-cell>
          <table:table-cell office:value-type="string" table:style-name="ce17">
            <text:p>Sample X54</text:p>
          </table:table-cell>
          <table:table-cell office:value-type="string" table:style-name="ce17">
            <text:p>Sample X55</text:p>
          </table:table-cell>
          <table:table-cell office:value-type="string" table:style-name="ce17">
            <text:p>Sample X56</text:p>
          </table:table-cell>
          <table:table-cell office:value-type="string" table:style-name="ce17">
            <text:p>Sample X57</text:p>
          </table:table-cell>
          <table:table-cell office:value-type="string" table:style-name="ce17">
            <text:p>Sample X58</text:p>
          </table:table-cell>
          <table:table-cell office:value-type="string" table:style-name="ce17">
            <text:p>Sample X59</text:p>
          </table:table-cell>
          <table:table-cell office:value-type="string" table:style-name="ce17">
            <text:p>Sample X60</text:p>
          </table:table-cell>
          <table:table-cell office:value-type="string" table:style-name="ce17">
            <text:p>Sample X61</text:p>
          </table:table-cell>
          <table:table-cell office:value-type="string" table:style-name="ce17">
            <text:p>Sample X64</text:p>
          </table:table-cell>
          <table:table-cell office:value-type="string" table:style-name="ce17">
            <text:p>Sample X67</text:p>
          </table:table-cell>
          <table:table-cell office:value-type="string" table:style-name="ce17">
            <text:p>Sample X70</text:p>
          </table:table-cell>
          <table:table-cell office:value-type="string" table:style-name="ce17">
            <text:p>Sample X73</text:p>
          </table:table-cell>
          <table:table-cell office:value-type="string" table:style-name="ce17">
            <text:p>Sample X76</text:p>
          </table:table-cell>
          <table:table-cell office:value-type="string" table:style-name="ce17">
            <text:p>Sample X79</text:p>
          </table:table-cell>
          <table:table-cell office:value-type="string" table:style-name="ce17">
            <text:p>Sample X82</text:p>
          </table:table-cell>
          <table:table-cell office:value-type="string" table:style-name="ce17">
            <text:p>Sample X85</text:p>
          </table:table-cell>
          <table:table-cell office:value-type="string" table:style-name="ce17">
            <text:p>Sample X88</text:p>
          </table:table-cell>
          <table:table-cell office:value-type="string" table:style-name="ce17">
            <text:p>Sample X62</text:p>
          </table:table-cell>
          <table:table-cell office:value-type="string" table:style-name="ce17">
            <text:p>Sample X65</text:p>
          </table:table-cell>
          <table:table-cell office:value-type="string" table:style-name="ce17">
            <text:p>Sample X68</text:p>
          </table:table-cell>
          <table:table-cell office:value-type="string" table:style-name="ce17">
            <text:p>Sample X71</text:p>
          </table:table-cell>
          <table:table-cell office:value-type="string" table:style-name="ce17">
            <text:p>Sample X74</text:p>
          </table:table-cell>
          <table:table-cell office:value-type="string" table:style-name="ce17">
            <text:p>Sample X77</text:p>
          </table:table-cell>
          <table:table-cell office:value-type="string" table:style-name="ce17">
            <text:p>Sample X80</text:p>
          </table:table-cell>
          <table:table-cell office:value-type="string" table:style-name="ce17">
            <text:p>Sample X83</text:p>
          </table:table-cell>
          <table:table-cell office:value-type="string" table:style-name="ce17">
            <text:p>Sample X86</text:p>
          </table:table-cell>
          <table:table-cell office:value-type="string" table:style-name="ce17">
            <text:p>Sample X89</text:p>
          </table:table-cell>
          <table:table-cell office:value-type="string" table:style-name="ce17">
            <text:p>Sample X63</text:p>
          </table:table-cell>
          <table:table-cell office:value-type="string" table:style-name="ce17">
            <text:p>Sample X66</text:p>
          </table:table-cell>
          <table:table-cell office:value-type="string" table:style-name="ce17">
            <text:p>Sample X69</text:p>
          </table:table-cell>
          <table:table-cell office:value-type="string" table:style-name="ce17">
            <text:p>Sample X72</text:p>
          </table:table-cell>
          <table:table-cell office:value-type="string" table:style-name="ce17">
            <text:p>Sample X75</text:p>
          </table:table-cell>
          <table:table-cell office:value-type="string" table:style-name="ce17">
            <text:p>Sample X78</text:p>
          </table:table-cell>
          <table:table-cell office:value-type="string" table:style-name="ce17">
            <text:p>Sample X81</text:p>
          </table:table-cell>
          <table:table-cell office:value-type="string" table:style-name="ce17">
            <text:p>Sample X84</text:p>
          </table:table-cell>
          <table:table-cell office:value-type="string" table:style-name="ce17">
            <text:p>Sample X87</text:p>
          </table:table-cell>
          <table:table-cell office:value-type="string" table:style-name="ce18">
            <text:p>Sample X90</text:p>
          </table:table-cell>
          <table:table-cell table:number-columns-repeated="16293"/>
        </table:table-row>
        <table:table-row table:style-name="ro2">
          <table:table-cell office:value-type="string" table:style-name="ce12">
            <text:p>Raw Data (No filter)</text:p>
          </table:table-cell>
          <table:table-cell office:value-type="float" office:value="92714" table:style-name="ce13">
            <text:p>92714</text:p>
          </table:table-cell>
          <table:table-cell office:value-type="float" office:value="102398" table:style-name="ce14">
            <text:p>102398</text:p>
          </table:table-cell>
          <table:table-cell office:value-type="float" office:value="105418" table:style-name="ce14">
            <text:p>105418</text:p>
          </table:table-cell>
          <table:table-cell office:value-type="float" office:value="58840" table:style-name="ce14">
            <text:p>58840</text:p>
          </table:table-cell>
          <table:table-cell office:value-type="float" office:value="59411" table:style-name="ce14">
            <text:p>59411</text:p>
          </table:table-cell>
          <table:table-cell office:value-type="float" office:value="49256" table:style-name="ce14">
            <text:p>49256</text:p>
          </table:table-cell>
          <table:table-cell office:value-type="float" office:value="51025" table:style-name="ce14">
            <text:p>51025</text:p>
          </table:table-cell>
          <table:table-cell office:value-type="float" office:value="51370" table:style-name="ce14">
            <text:p>51370</text:p>
          </table:table-cell>
          <table:table-cell office:value-type="float" office:value="51019" table:style-name="ce14">
            <text:p>51019</text:p>
          </table:table-cell>
          <table:table-cell office:value-type="float" office:value="253136" table:style-name="ce14">
            <text:p>253136</text:p>
          </table:table-cell>
          <table:table-cell office:value-type="float" office:value="244282" table:style-name="ce14">
            <text:p>244282</text:p>
          </table:table-cell>
          <table:table-cell office:value-type="float" office:value="241911" table:style-name="ce14">
            <text:p>241911</text:p>
          </table:table-cell>
          <table:table-cell office:value-type="float" office:value="65880" table:style-name="ce14">
            <text:p>65880</text:p>
          </table:table-cell>
          <table:table-cell office:value-type="float" office:value="8971" table:style-name="ce14">
            <text:p>8971</text:p>
          </table:table-cell>
          <table:table-cell office:value-type="float" office:value="73188" table:style-name="ce14">
            <text:p>73188</text:p>
          </table:table-cell>
          <table:table-cell office:value-type="float" office:value="38589" table:style-name="ce14">
            <text:p>38589</text:p>
          </table:table-cell>
          <table:table-cell office:value-type="float" office:value="39712" table:style-name="ce14">
            <text:p>39712</text:p>
          </table:table-cell>
          <table:table-cell office:value-type="float" office:value="38340" table:style-name="ce14">
            <text:p>38340</text:p>
          </table:table-cell>
          <table:table-cell office:value-type="float" office:value="47264" table:style-name="ce14">
            <text:p>47264</text:p>
          </table:table-cell>
          <table:table-cell office:value-type="float" office:value="47224" table:style-name="ce14">
            <text:p>47224</text:p>
          </table:table-cell>
          <table:table-cell office:value-type="float" office:value="47741" table:style-name="ce14">
            <text:p>47741</text:p>
          </table:table-cell>
          <table:table-cell office:value-type="float" office:value="244171" table:style-name="ce14">
            <text:p>244171</text:p>
          </table:table-cell>
          <table:table-cell office:value-type="float" office:value="240576" table:style-name="ce14">
            <text:p>240576</text:p>
          </table:table-cell>
          <table:table-cell office:value-type="float" office:value="239317" table:style-name="ce14">
            <text:p>239317</text:p>
          </table:table-cell>
          <table:table-cell office:value-type="float" office:value="45587" table:style-name="ce14">
            <text:p>45587</text:p>
          </table:table-cell>
          <table:table-cell office:value-type="float" office:value="91511" table:style-name="ce14">
            <text:p>91511</text:p>
          </table:table-cell>
          <table:table-cell office:value-type="float" office:value="51141" table:style-name="ce14">
            <text:p>51141</text:p>
          </table:table-cell>
          <table:table-cell office:value-type="float" office:value="19986" table:style-name="ce14">
            <text:p>19986</text:p>
          </table:table-cell>
          <table:table-cell office:value-type="float" office:value="19213" table:style-name="ce14">
            <text:p>19213</text:p>
          </table:table-cell>
          <table:table-cell office:value-type="float" office:value="20224" table:style-name="ce14">
            <text:p>20224</text:p>
          </table:table-cell>
          <table:table-cell office:value-type="float" office:value="26723" table:style-name="ce14">
            <text:p>26723</text:p>
          </table:table-cell>
          <table:table-cell office:value-type="float" office:value="27044" table:style-name="ce14">
            <text:p>27044</text:p>
          </table:table-cell>
          <table:table-cell office:value-type="float" office:value="26888" table:style-name="ce14">
            <text:p>26888</text:p>
          </table:table-cell>
          <table:table-cell office:value-type="float" office:value="124800" table:style-name="ce14">
            <text:p>124800</text:p>
          </table:table-cell>
          <table:table-cell office:value-type="float" office:value="121657" table:style-name="ce14">
            <text:p>121657</text:p>
          </table:table-cell>
          <table:table-cell office:value-type="float" office:value="132528" table:style-name="ce14">
            <text:p>132528</text:p>
          </table:table-cell>
          <table:table-cell office:value-type="float" office:value="4578" table:style-name="ce14">
            <text:p>4578</text:p>
          </table:table-cell>
          <table:table-cell office:value-type="float" office:value="6268" table:style-name="ce14">
            <text:p>6268</text:p>
          </table:table-cell>
          <table:table-cell office:value-type="float" office:value="6801" table:style-name="ce14">
            <text:p>6801</text:p>
          </table:table-cell>
          <table:table-cell office:value-type="float" office:value="2376" table:style-name="ce14">
            <text:p>2376</text:p>
          </table:table-cell>
          <table:table-cell office:value-type="float" office:value="2595" table:style-name="ce14">
            <text:p>2595</text:p>
          </table:table-cell>
          <table:table-cell office:value-type="float" office:value="2719" table:style-name="ce14">
            <text:p>2719</text:p>
          </table:table-cell>
          <table:table-cell office:value-type="float" office:value="5218" table:style-name="ce14">
            <text:p>5218</text:p>
          </table:table-cell>
          <table:table-cell office:value-type="float" office:value="5215" table:style-name="ce14">
            <text:p>5215</text:p>
          </table:table-cell>
          <table:table-cell office:value-type="float" office:value="4718" table:style-name="ce14">
            <text:p>4718</text:p>
          </table:table-cell>
          <table:table-cell office:value-type="float" office:value="13277" table:style-name="ce14">
            <text:p>13277</text:p>
          </table:table-cell>
          <table:table-cell office:value-type="float" office:value="14165" table:style-name="ce14">
            <text:p>14165</text:p>
          </table:table-cell>
          <table:table-cell office:value-type="float" office:value="16056" table:style-name="ce14">
            <text:p>16056</text:p>
          </table:table-cell>
          <table:table-cell office:value-type="float" office:value="51346" table:style-name="ce14">
            <text:p>51346</text:p>
          </table:table-cell>
          <table:table-cell office:value-type="float" office:value="60922" table:style-name="ce14">
            <text:p>60922</text:p>
          </table:table-cell>
          <table:table-cell office:value-type="float" office:value="63718" table:style-name="ce14">
            <text:p>63718</text:p>
          </table:table-cell>
          <table:table-cell office:value-type="float" office:value="34013" table:style-name="ce14">
            <text:p>34013</text:p>
          </table:table-cell>
          <table:table-cell office:value-type="float" office:value="34220" table:style-name="ce14">
            <text:p>34220</text:p>
          </table:table-cell>
          <table:table-cell office:value-type="float" office:value="35451" table:style-name="ce14">
            <text:p>35451</text:p>
          </table:table-cell>
          <table:table-cell office:value-type="float" office:value="43716" table:style-name="ce14">
            <text:p>43716</text:p>
          </table:table-cell>
          <table:table-cell office:value-type="float" office:value="43635" table:style-name="ce14">
            <text:p>43635</text:p>
          </table:table-cell>
          <table:table-cell office:value-type="float" office:value="42823" table:style-name="ce14">
            <text:p>42823</text:p>
          </table:table-cell>
          <table:table-cell office:value-type="float" office:value="249748" table:style-name="ce14">
            <text:p>249748</text:p>
          </table:table-cell>
          <table:table-cell office:value-type="float" office:value="256934" table:style-name="ce14">
            <text:p>256934</text:p>
          </table:table-cell>
          <table:table-cell office:value-type="float" office:value="248834" table:style-name="ce14">
            <text:p>248834</text:p>
          </table:table-cell>
          <table:table-cell office:value-type="float" office:value="162522" table:style-name="ce14">
            <text:p>162522</text:p>
          </table:table-cell>
          <table:table-cell office:value-type="float" office:value="171205" table:style-name="ce14">
            <text:p>171205</text:p>
          </table:table-cell>
          <table:table-cell office:value-type="float" office:value="106919" table:style-name="ce14">
            <text:p>106919</text:p>
          </table:table-cell>
          <table:table-cell office:value-type="float" office:value="11093" table:style-name="ce14">
            <text:p>11093</text:p>
          </table:table-cell>
          <table:table-cell office:value-type="float" office:value="215674" table:style-name="ce14">
            <text:p>215674</text:p>
          </table:table-cell>
          <table:table-cell office:value-type="float" office:value="150046" table:style-name="ce14">
            <text:p>150046</text:p>
          </table:table-cell>
          <table:table-cell office:value-type="float" office:value="153890" table:style-name="ce14">
            <text:p>153890</text:p>
          </table:table-cell>
          <table:table-cell office:value-type="float" office:value="89117" table:style-name="ce14">
            <text:p>89117</text:p>
          </table:table-cell>
          <table:table-cell office:value-type="float" office:value="11975" table:style-name="ce14">
            <text:p>11975</text:p>
          </table:table-cell>
          <table:table-cell office:value-type="float" office:value="160848" table:style-name="ce14">
            <text:p>160848</text:p>
          </table:table-cell>
          <table:table-cell office:value-type="float" office:value="150616" table:style-name="ce14">
            <text:p>150616</text:p>
          </table:table-cell>
          <table:table-cell office:value-type="float" office:value="155350" table:style-name="ce14">
            <text:p>155350</text:p>
          </table:table-cell>
          <table:table-cell office:value-type="float" office:value="107699" table:style-name="ce14">
            <text:p>107699</text:p>
          </table:table-cell>
          <table:table-cell office:value-type="float" office:value="14089" table:style-name="ce14">
            <text:p>14089</text:p>
          </table:table-cell>
          <table:table-cell office:value-type="float" office:value="206902" table:style-name="ce14">
            <text:p>206902</text:p>
          </table:table-cell>
          <table:table-cell office:value-type="float" office:value="150949" table:style-name="ce14">
            <text:p>150949</text:p>
          </table:table-cell>
          <table:table-cell office:value-type="float" office:value="148117" table:style-name="ce14">
            <text:p>148117</text:p>
          </table:table-cell>
          <table:table-cell office:value-type="float" office:value="86932" table:style-name="ce14">
            <text:p>86932</text:p>
          </table:table-cell>
          <table:table-cell office:value-type="float" office:value="13510" table:style-name="ce14">
            <text:p>13510</text:p>
          </table:table-cell>
          <table:table-cell office:value-type="float" office:value="160876" table:style-name="ce14">
            <text:p>160876</text:p>
          </table:table-cell>
          <table:table-cell office:value-type="float" office:value="136500" table:style-name="ce14">
            <text:p>136500</text:p>
          </table:table-cell>
          <table:table-cell office:value-type="float" office:value="152901" table:style-name="ce14">
            <text:p>152901</text:p>
          </table:table-cell>
          <table:table-cell office:value-type="float" office:value="103128" table:style-name="ce14">
            <text:p>103128</text:p>
          </table:table-cell>
          <table:table-cell office:value-type="float" office:value="12220" table:style-name="ce14">
            <text:p>12220</text:p>
          </table:table-cell>
          <table:table-cell office:value-type="float" office:value="197399" table:style-name="ce14">
            <text:p>197399</text:p>
          </table:table-cell>
          <table:table-cell office:value-type="float" office:value="142681" table:style-name="ce14">
            <text:p>142681</text:p>
          </table:table-cell>
          <table:table-cell office:value-type="float" office:value="148717" table:style-name="ce14">
            <text:p>148717</text:p>
          </table:table-cell>
          <table:table-cell office:value-type="float" office:value="87742" table:style-name="ce14">
            <text:p>87742</text:p>
          </table:table-cell>
          <table:table-cell office:value-type="float" office:value="12101" table:style-name="ce14">
            <text:p>12101</text:p>
          </table:table-cell>
          <table:table-cell office:value-type="float" office:value="154885" table:style-name="ce6">
            <text:p>154885</text:p>
          </table:table-cell>
          <table:table-cell table:number-columns-repeated="16293"/>
        </table:table-row>
        <table:table-row table:number-rows-repeated="1048563" table:style-name="ro1">
          <table:table-cell table:number-columns-repeated="16384"/>
        </table:table-row>
      </table:table>
      <table:table table:name="ATP-R1_Molm13-K562" table:style-name="ta1">
        <table:table-column table:style-name="co3" table:number-columns-repeated="27" table:default-cell-style-name="ce1"/>
        <table:table-column table:style-name="co2" table:number-columns-repeated="1635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aw Data (No filter)</text:p>
          </table:table-cell>
          <table:table-cell table:number-columns-repeated="13" table:style-name="ce1"/>
          <table:table-cell office:value-type="string" table:style-name="ce1">
            <text:p>Plan de plaque</text:p>
          </table:table-cell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57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92714" table:style-name="ce3">
            <text:p>92714</text:p>
          </table:table-cell>
          <table:table-cell office:value-type="float" office:value="102398" table:style-name="ce4">
            <text:p>102398</text:p>
          </table:table-cell>
          <table:table-cell office:value-type="float" office:value="105418" table:style-name="ce5">
            <text:p>105418</text:p>
          </table:table-cell>
          <table:table-cell office:value-type="float" office:value="58840" table:style-name="ce3">
            <text:p>58840</text:p>
          </table:table-cell>
          <table:table-cell office:value-type="float" office:value="59411" table:style-name="ce4">
            <text:p>59411</text:p>
          </table:table-cell>
          <table:table-cell office:value-type="float" office:value="49256" table:style-name="ce5">
            <text:p>49256</text:p>
          </table:table-cell>
          <table:table-cell office:value-type="float" office:value="51025" table:style-name="ce3">
            <text:p>51025</text:p>
          </table:table-cell>
          <table:table-cell office:value-type="float" office:value="51370" table:style-name="ce4">
            <text:p>51370</text:p>
          </table:table-cell>
          <table:table-cell office:value-type="float" office:value="51019" table:style-name="ce5">
            <text:p>51019</text:p>
          </table:table-cell>
          <table:table-cell office:value-type="float" office:value="253136" table:style-name="ce3">
            <text:p>253136</text:p>
          </table:table-cell>
          <table:table-cell office:value-type="float" office:value="244282" table:style-name="ce4">
            <text:p>244282</text:p>
          </table:table-cell>
          <table:table-cell office:value-type="float" office:value="241911" table:style-name="ce5">
            <text:p>241911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string" table:number-columns-spanned="3" table:number-rows-spanned="1" table:style-name="ce43">
            <text:p>MOLM13 wt PBS</text:p>
          </table:table-cell>
          <table:covered-table-cell table:number-columns-repeated="2"/>
          <table:table-cell office:value-type="string" table:number-columns-spanned="3" table:number-rows-spanned="1" table:style-name="ce44">
            <text:p>MOLM13 #108 PBS</text:p>
          </table:table-cell>
          <table:covered-table-cell table:number-columns-repeated="2"/>
          <table:table-cell office:value-type="string" table:number-columns-spanned="3" table:number-rows-spanned="1" table:style-name="ce45">
            <text:p>MOLM13 #115 PBS</text:p>
          </table:table-cell>
          <table:covered-table-cell table:number-columns-repeated="2"/>
          <table:table-cell office:value-type="string" table:number-columns-spanned="3" table:number-rows-spanned="1" table:style-name="ce46">
            <text:p>K562 wt PBS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65880" table:style-name="ce6">
            <text:p>65880</text:p>
          </table:table-cell>
          <table:table-cell office:value-type="float" office:value="8971" table:style-name="ce7">
            <text:p>8971</text:p>
          </table:table-cell>
          <table:table-cell office:value-type="float" office:value="73188" table:style-name="ce8">
            <text:p>73188</text:p>
          </table:table-cell>
          <table:table-cell office:value-type="float" office:value="38589" table:style-name="ce6">
            <text:p>38589</text:p>
          </table:table-cell>
          <table:table-cell office:value-type="float" office:value="39712" table:style-name="ce7">
            <text:p>39712</text:p>
          </table:table-cell>
          <table:table-cell office:value-type="float" office:value="38340" table:style-name="ce8">
            <text:p>38340</text:p>
          </table:table-cell>
          <table:table-cell office:value-type="float" office:value="47264" table:style-name="ce6">
            <text:p>47264</text:p>
          </table:table-cell>
          <table:table-cell office:value-type="float" office:value="47224" table:style-name="ce7">
            <text:p>47224</text:p>
          </table:table-cell>
          <table:table-cell office:value-type="float" office:value="47741" table:style-name="ce8">
            <text:p>47741</text:p>
          </table:table-cell>
          <table:table-cell office:value-type="float" office:value="244171" table:style-name="ce6">
            <text:p>244171</text:p>
          </table:table-cell>
          <table:table-cell office:value-type="float" office:value="240576" table:style-name="ce7">
            <text:p>240576</text:p>
          </table:table-cell>
          <table:table-cell office:value-type="float" office:value="239317" table:style-name="ce8">
            <text:p>239317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string" table:number-columns-spanned="3" table:number-rows-spanned="1" table:style-name="ce47">
            <text:p>MOLM13 wt OAA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OAA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OAA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OAA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45587" table:style-name="ce6">
            <text:p>45587</text:p>
          </table:table-cell>
          <table:table-cell office:value-type="float" office:value="91511" table:style-name="ce7">
            <text:p>91511</text:p>
          </table:table-cell>
          <table:table-cell office:value-type="float" office:value="51141" table:style-name="ce8">
            <text:p>51141</text:p>
          </table:table-cell>
          <table:table-cell office:value-type="float" office:value="19986" table:style-name="ce6">
            <text:p>19986</text:p>
          </table:table-cell>
          <table:table-cell office:value-type="float" office:value="19213" table:style-name="ce7">
            <text:p>19213</text:p>
          </table:table-cell>
          <table:table-cell office:value-type="float" office:value="20224" table:style-name="ce8">
            <text:p>20224</text:p>
          </table:table-cell>
          <table:table-cell office:value-type="float" office:value="26723" table:style-name="ce6">
            <text:p>26723</text:p>
          </table:table-cell>
          <table:table-cell office:value-type="float" office:value="27044" table:style-name="ce7">
            <text:p>27044</text:p>
          </table:table-cell>
          <table:table-cell office:value-type="float" office:value="26888" table:style-name="ce8">
            <text:p>26888</text:p>
          </table:table-cell>
          <table:table-cell office:value-type="float" office:value="124800" table:style-name="ce6">
            <text:p>124800</text:p>
          </table:table-cell>
          <table:table-cell office:value-type="float" office:value="121657" table:style-name="ce7">
            <text:p>121657</text:p>
          </table:table-cell>
          <table:table-cell office:value-type="float" office:value="132528" table:style-name="ce8">
            <text:p>132528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string" table:number-columns-spanned="3" table:number-rows-spanned="1" table:style-name="ce47">
            <text:p>MOLM13 wt Iodo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Iodo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Iodo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Iodo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4578" table:style-name="ce6">
            <text:p>4578</text:p>
          </table:table-cell>
          <table:table-cell office:value-type="float" office:value="6268" table:style-name="ce7">
            <text:p>6268</text:p>
          </table:table-cell>
          <table:table-cell office:value-type="float" office:value="6801" table:style-name="ce8">
            <text:p>6801</text:p>
          </table:table-cell>
          <table:table-cell office:value-type="float" office:value="2376" table:style-name="ce6">
            <text:p>2376</text:p>
          </table:table-cell>
          <table:table-cell office:value-type="float" office:value="2595" table:style-name="ce7">
            <text:p>2595</text:p>
          </table:table-cell>
          <table:table-cell office:value-type="float" office:value="2719" table:style-name="ce8">
            <text:p>2719</text:p>
          </table:table-cell>
          <table:table-cell office:value-type="float" office:value="5218" table:style-name="ce6">
            <text:p>5218</text:p>
          </table:table-cell>
          <table:table-cell office:value-type="float" office:value="5215" table:style-name="ce7">
            <text:p>5215</text:p>
          </table:table-cell>
          <table:table-cell office:value-type="float" office:value="4718" table:style-name="ce8">
            <text:p>4718</text:p>
          </table:table-cell>
          <table:table-cell office:value-type="float" office:value="13277" table:style-name="ce6">
            <text:p>13277</text:p>
          </table:table-cell>
          <table:table-cell office:value-type="float" office:value="14165" table:style-name="ce7">
            <text:p>14165</text:p>
          </table:table-cell>
          <table:table-cell office:value-type="float" office:value="16056" table:style-name="ce8">
            <text:p>16056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string" table:number-columns-spanned="3" table:number-rows-spanned="1" table:style-name="ce47">
            <text:p>MOLM13 wt Combo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Combo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Combo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Combo</text:p>
          </table:table-cell>
          <table:covered-table-cell table:number-columns-repeated="2"/>
          <table:table-cell table:number-columns-repeated="16357"/>
        </table:table-row>
        <table:table-row table:style-name="ro3">
          <table:table-cell office:value-type="string" table:style-name="ce2">
            <text:p>E</text:p>
          </table:table-cell>
          <table:table-cell office:value-type="float" office:value="51346" table:style-name="ce9">
            <text:p>51346</text:p>
          </table:table-cell>
          <table:table-cell office:value-type="float" office:value="60922" table:style-name="ce10">
            <text:p>60922</text:p>
          </table:table-cell>
          <table:table-cell office:value-type="float" office:value="63718" table:style-name="ce11">
            <text:p>63718</text:p>
          </table:table-cell>
          <table:table-cell office:value-type="float" office:value="34013" table:style-name="ce9">
            <text:p>34013</text:p>
          </table:table-cell>
          <table:table-cell office:value-type="float" office:value="34220" table:style-name="ce10">
            <text:p>34220</text:p>
          </table:table-cell>
          <table:table-cell office:value-type="float" office:value="35451" table:style-name="ce11">
            <text:p>35451</text:p>
          </table:table-cell>
          <table:table-cell office:value-type="float" office:value="43716" table:style-name="ce9">
            <text:p>43716</text:p>
          </table:table-cell>
          <table:table-cell office:value-type="float" office:value="43635" table:style-name="ce10">
            <text:p>43635</text:p>
          </table:table-cell>
          <table:table-cell office:value-type="float" office:value="42823" table:style-name="ce11">
            <text:p>42823</text:p>
          </table:table-cell>
          <table:table-cell office:value-type="float" office:value="249748" table:style-name="ce9">
            <text:p>249748</text:p>
          </table:table-cell>
          <table:table-cell office:value-type="float" office:value="256934" table:style-name="ce10">
            <text:p>256934</text:p>
          </table:table-cell>
          <table:table-cell office:value-type="float" office:value="248834" table:style-name="ce11">
            <text:p>248834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string" table:number-columns-spanned="3" table:number-rows-spanned="1" table:style-name="ce51">
            <text:p>MOLM13 wt FCCP</text:p>
          </table:table-cell>
          <table:covered-table-cell table:number-columns-repeated="2"/>
          <table:table-cell office:value-type="string" table:number-columns-spanned="3" table:number-rows-spanned="1" table:style-name="ce52">
            <text:p>MOLM13 #108 FCCP</text:p>
          </table:table-cell>
          <table:covered-table-cell table:number-columns-repeated="2"/>
          <table:table-cell office:value-type="string" table:number-columns-spanned="3" table:number-rows-spanned="1" table:style-name="ce53">
            <text:p>MOLM13 #115 FCCP</text:p>
          </table:table-cell>
          <table:covered-table-cell table:number-columns-repeated="2"/>
          <table:table-cell office:value-type="string" table:number-columns-spanned="3" table:number-rows-spanned="1" table:style-name="ce54">
            <text:p>K562 wt FCCP</text:p>
          </table:table-cell>
          <table:covered-table-cell table:number-columns-repeated="2"/>
          <table:table-cell table:number-columns-repeated="16357"/>
        </table:table-row>
        <table:table-row table:style-name="ro3">
          <table:table-cell office:value-type="string" table:style-name="ce2">
            <text:p>F</text:p>
          </table:table-cell>
          <table:table-cell office:value-type="float" office:value="162522" table:style-name="ce3">
            <text:p>162522</text:p>
          </table:table-cell>
          <table:table-cell office:value-type="float" office:value="171205" table:style-name="ce4">
            <text:p>171205</text:p>
          </table:table-cell>
          <table:table-cell office:value-type="float" office:value="106919" table:style-name="ce4">
            <text:p>106919</text:p>
          </table:table-cell>
          <table:table-cell office:value-type="float" office:value="11093" table:style-name="ce4">
            <text:p>11093</text:p>
          </table:table-cell>
          <table:table-cell office:value-type="float" office:value="215674" table:style-name="ce5">
            <text:p>215674</text:p>
          </table:table-cell>
          <table:table-cell office:value-type="float" office:value="150046" table:style-name="ce3">
            <text:p>150046</text:p>
          </table:table-cell>
          <table:table-cell office:value-type="float" office:value="153890" table:style-name="ce4">
            <text:p>153890</text:p>
          </table:table-cell>
          <table:table-cell office:value-type="float" office:value="89117" table:style-name="ce4">
            <text:p>89117</text:p>
          </table:table-cell>
          <table:table-cell office:value-type="float" office:value="11975" table:style-name="ce4">
            <text:p>11975</text:p>
          </table:table-cell>
          <table:table-cell office:value-type="float" office:value="160848" table:style-name="ce5">
            <text:p>160848</text:p>
          </table:table-cell>
          <table:table-cell table:style-name="ce7"/>
          <table:table-cell table:style-name="ce8"/>
          <table:table-cell table:style-name="ce1"/>
          <table:table-cell office:value-type="string" table:style-name="ce2">
            <text:p>F</text:p>
          </table:table-cell>
          <table:table-cell office:value-type="string" table:number-columns-spanned="1" table:number-rows-spanned="3" table:style-name="ce55">
            <text:p>K562 #111 PBS</text:p>
          </table:table-cell>
          <table:table-cell office:value-type="string" table:number-columns-spanned="1" table:number-rows-spanned="3" table:style-name="ce56">
            <text:p>K562 #111 OAA</text:p>
          </table:table-cell>
          <table:table-cell office:value-type="string" table:number-columns-spanned="1" table:number-rows-spanned="3" table:style-name="ce56">
            <text:p>K562 #111 Iodo</text:p>
          </table:table-cell>
          <table:table-cell office:value-type="string" table:number-columns-spanned="1" table:number-rows-spanned="3" table:style-name="ce56">
            <text:p>K562 #111 Combo</text:p>
          </table:table-cell>
          <table:table-cell office:value-type="string" table:number-columns-spanned="1" table:number-rows-spanned="3" table:style-name="ce56">
            <text:p>K562 #111 FCCP</text:p>
          </table:table-cell>
          <table:table-cell office:value-type="string" table:number-columns-spanned="1" table:number-rows-spanned="3" table:style-name="ce57">
            <text:p>K562 #119 PBS</text:p>
          </table:table-cell>
          <table:table-cell office:value-type="string" table:number-columns-spanned="1" table:number-rows-spanned="3" table:style-name="ce57">
            <text:p>K562 #119 OAA</text:p>
          </table:table-cell>
          <table:table-cell office:value-type="string" table:number-columns-spanned="1" table:number-rows-spanned="3" table:style-name="ce57">
            <text:p>K562 #119 Iodo</text:p>
          </table:table-cell>
          <table:table-cell office:value-type="string" table:number-columns-spanned="1" table:number-rows-spanned="3" table:style-name="ce57">
            <text:p>K562 #119 Combo</text:p>
          </table:table-cell>
          <table:table-cell office:value-type="string" table:number-columns-spanned="1" table:number-rows-spanned="3" table:style-name="ce58">
            <text:p>K562 #119 FCCP</text:p>
          </table:table-cell>
          <table:table-cell table:style-name="ce19"/>
          <table:table-cell table:style-name="ce20"/>
          <table:table-cell table:number-columns-repeated="16357"/>
        </table:table-row>
        <table:table-row table:style-name="ro3">
          <table:table-cell office:value-type="string" table:style-name="ce2">
            <text:p>G</text:p>
          </table:table-cell>
          <table:table-cell office:value-type="float" office:value="150616" table:style-name="ce6">
            <text:p>150616</text:p>
          </table:table-cell>
          <table:table-cell office:value-type="float" office:value="155350" table:style-name="ce7">
            <text:p>155350</text:p>
          </table:table-cell>
          <table:table-cell office:value-type="float" office:value="107699" table:style-name="ce7">
            <text:p>107699</text:p>
          </table:table-cell>
          <table:table-cell office:value-type="float" office:value="14089" table:style-name="ce7">
            <text:p>14089</text:p>
          </table:table-cell>
          <table:table-cell office:value-type="float" office:value="206902" table:style-name="ce8">
            <text:p>206902</text:p>
          </table:table-cell>
          <table:table-cell office:value-type="float" office:value="150949" table:style-name="ce6">
            <text:p>150949</text:p>
          </table:table-cell>
          <table:table-cell office:value-type="float" office:value="148117" table:style-name="ce7">
            <text:p>148117</text:p>
          </table:table-cell>
          <table:table-cell office:value-type="float" office:value="86932" table:style-name="ce7">
            <text:p>86932</text:p>
          </table:table-cell>
          <table:table-cell office:value-type="float" office:value="13510" table:style-name="ce7">
            <text:p>13510</text:p>
          </table:table-cell>
          <table:table-cell office:value-type="float" office:value="160876" table:style-name="ce8">
            <text:p>160876</text:p>
          </table:table-cell>
          <table:table-cell table:style-name="ce7"/>
          <table:table-cell table:style-name="ce8"/>
          <table:table-cell table:style-name="ce1"/>
          <table:table-cell office:value-type="string" table:style-name="ce2">
            <text:p>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table-cell table:style-name="ce22"/>
          <table:table-cell table:number-columns-repeated="16357"/>
        </table:table-row>
        <table:table-row table:style-name="ro3">
          <table:table-cell office:value-type="string" table:style-name="ce2">
            <text:p>H</text:p>
          </table:table-cell>
          <table:table-cell office:value-type="float" office:value="136500" table:style-name="ce9">
            <text:p>136500</text:p>
          </table:table-cell>
          <table:table-cell office:value-type="float" office:value="152901" table:style-name="ce10">
            <text:p>152901</text:p>
          </table:table-cell>
          <table:table-cell office:value-type="float" office:value="103128" table:style-name="ce10">
            <text:p>103128</text:p>
          </table:table-cell>
          <table:table-cell office:value-type="float" office:value="12220" table:style-name="ce10">
            <text:p>12220</text:p>
          </table:table-cell>
          <table:table-cell office:value-type="float" office:value="197399" table:style-name="ce11">
            <text:p>197399</text:p>
          </table:table-cell>
          <table:table-cell office:value-type="float" office:value="142681" table:style-name="ce9">
            <text:p>142681</text:p>
          </table:table-cell>
          <table:table-cell office:value-type="float" office:value="148717" table:style-name="ce10">
            <text:p>148717</text:p>
          </table:table-cell>
          <table:table-cell office:value-type="float" office:value="87742" table:style-name="ce10">
            <text:p>87742</text:p>
          </table:table-cell>
          <table:table-cell office:value-type="float" office:value="12101" table:style-name="ce10">
            <text:p>12101</text:p>
          </table:table-cell>
          <table:table-cell office:value-type="float" office:value="154885" table:style-name="ce11">
            <text:p>154885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table-cell table:style-name="ce22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9">
            <text:p>MOLM13 wt</text:p>
          </table:table-cell>
          <table:covered-table-cell/>
          <table:table-cell office:value-type="string" table:number-columns-spanned="2" table:number-rows-spanned="1" table:style-name="ce60">
            <text:p>MOLM13 #108</text:p>
          </table:table-cell>
          <table:covered-table-cell/>
          <table:table-cell office:value-type="string" table:number-columns-spanned="2" table:number-rows-spanned="1" table:style-name="ce61">
            <text:p>MOLM13 #115</text:p>
          </table:table-cell>
          <table:covered-table-cell/>
          <table:table-cell office:value-type="string" table:number-columns-spanned="2" table:number-rows-spanned="1" table:style-name="ce62">
            <text:p>K562 wt</text:p>
          </table:table-cell>
          <table:covered-table-cell/>
          <table:table-cell office:value-type="string" table:number-columns-spanned="2" table:number-rows-spanned="1" table:style-name="ce63">
            <text:p>K562 #111</text:p>
          </table:table-cell>
          <table:covered-table-cell/>
          <table:table-cell office:value-type="string" table:number-columns-spanned="2" table:number-rows-spanned="1" table:style-name="ce64">
            <text:p>K562 #119</text:p>
          </table:table-cell>
          <table:covered-table-cell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6">
            <text:p>Ecart-type</text:p>
          </table:table-cell>
          <table:table-cell office:value-type="string" table:style-name="ce23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6">
            <text:p>Ecart-type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25">
            <text:p>PBS</text:p>
          </table:table-cell>
          <table:table-cell office:value-type="float" office:value="100176.66666666667" table:formula="of:=AVERAGE([.B4:.D4])" table:style-name="ce27">
            <text:p>100176,6667</text:p>
          </table:table-cell>
          <table:table-cell office:value-type="float" office:value="6636.9153477600821" table:formula="of:=STDEV([.B4:.D4])" table:style-name="ce28">
            <text:p>6636,915348</text:p>
          </table:table-cell>
          <table:table-cell office:value-type="float" office:value="55835.666666666664" table:formula="of:=AVERAGE([.E4:.G4])" table:style-name="ce29">
            <text:p>55835,66667</text:p>
          </table:table-cell>
          <table:table-cell office:value-type="float" office:value="5705.3063312440408" table:formula="of:=STDEV([.E4:.G4])" table:style-name="ce28">
            <text:p>5705,306331</text:p>
          </table:table-cell>
          <table:table-cell office:value-type="float" office:value="51138" table:formula="of:=AVERAGE([.H4:.J4])" table:style-name="ce29">
            <text:p>51138</text:p>
          </table:table-cell>
          <table:table-cell office:value-type="float" office:value="200.94028963848936" table:formula="of:=STDEV([.H4:.J4])" table:style-name="ce30">
            <text:p>200,9402896</text:p>
          </table:table-cell>
          <table:table-cell office:value-type="float" office:value="246443" table:formula="of:=AVERAGE([.K4:.M4])" table:style-name="ce27">
            <text:p>246443</text:p>
          </table:table-cell>
          <table:table-cell office:value-type="float" office:value="5916.2992655882445" table:formula="of:=STDEV([.K4:.M4])" table:style-name="ce28">
            <text:p>5916,299266</text:p>
          </table:table-cell>
          <table:table-cell office:value-type="float" office:value="149879.33333333334" table:formula="of:=AVERAGE([.B9:.B11])" table:style-name="ce29">
            <text:p>149879,3333</text:p>
          </table:table-cell>
          <table:table-cell office:value-type="float" office:value="13026.631542088437" table:formula="of:=STDEV([.B9:.B11])" table:style-name="ce28">
            <text:p>13026,63154</text:p>
          </table:table-cell>
          <table:table-cell office:value-type="float" office:value="147892" table:formula="of:=AVERAGE([.G9:.G11])" table:style-name="ce29">
            <text:p>147892</text:p>
          </table:table-cell>
          <table:table-cell office:value-type="float" office:value="4535.3878555201873" table:formula="of:=STDEV([.G9:.G11])" table:style-name="ce30">
            <text:p>4535,38785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9">
            <text:p>OAA</text:p>
          </table:table-cell>
          <table:table-cell office:value-type="float" office:value="49346.333333333336" table:formula="of:=AVERAGE([.B5:.D5])" table:style-name="ce27">
            <text:p>49346,33333</text:p>
          </table:table-cell>
          <table:table-cell office:value-type="float" office:value="35156.469850275549" table:formula="of:=STDEV([.B5:.D5])" table:style-name="ce28">
            <text:p>35156,46985</text:p>
          </table:table-cell>
          <table:table-cell office:value-type="float" office:value="38880.333333333336" table:formula="of:=AVERAGE([.E5:.G5])" table:style-name="ce29">
            <text:p>38880,33333</text:p>
          </table:table-cell>
          <table:table-cell office:value-type="float" office:value="730.92566881546395" table:formula="of:=STDEV([.E5:.G5])" table:style-name="ce28">
            <text:p>730,9256688</text:p>
          </table:table-cell>
          <table:table-cell office:value-type="float" office:value="47409.666666666664" table:formula="of:=AVERAGE([.H5:.J5])" table:style-name="ce29">
            <text:p>47409,66667</text:p>
          </table:table-cell>
          <table:table-cell office:value-type="float" office:value="287.63924164364869" table:formula="of:=STDEV([.H5:.J5])" table:style-name="ce30">
            <text:p>287,6392416</text:p>
          </table:table-cell>
          <table:table-cell office:value-type="float" office:value="241354.66666666666" table:formula="of:=AVERAGE([.K5:.M5])" table:style-name="ce27">
            <text:p>241354,6667</text:p>
          </table:table-cell>
          <table:table-cell office:value-type="float" office:value="2518.9423044868122" table:formula="of:=STDEV([.K5:.M5])" table:style-name="ce28">
            <text:p>2518,942304</text:p>
          </table:table-cell>
          <table:table-cell office:value-type="float" office:value="159818.66666666666" table:formula="of:=AVERAGE([.C9:.C11])" table:style-name="ce29">
            <text:p>159818,6667</text:p>
          </table:table-cell>
          <table:table-cell office:value-type="float" office:value="9936.5909814852166" table:formula="of:=STDEV([.C9:.C11])" table:style-name="ce28">
            <text:p>9936,590981</text:p>
          </table:table-cell>
          <table:table-cell office:value-type="float" office:value="150241.33333333334" table:formula="of:=AVERAGE([.H9:.H11])" table:style-name="ce29">
            <text:p>150241,3333</text:p>
          </table:table-cell>
          <table:table-cell office:value-type="float" office:value="3174.0473111365768" table:formula="of:=STDEV([.H9:.H11])" table:style-name="ce30">
            <text:p>3174,047311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9">
            <text:p>Iodo</text:p>
          </table:table-cell>
          <table:table-cell office:value-type="float" office:value="62746.333333333336" table:formula="of:=AVERAGE([.B6:.D6])" table:style-name="ce27">
            <text:p>62746,33333</text:p>
          </table:table-cell>
          <table:table-cell office:value-type="float" office:value="25065.240181042212" table:formula="of:=STDEV([.B6:.D6])" table:style-name="ce28">
            <text:p>25065,24018</text:p>
          </table:table-cell>
          <table:table-cell office:value-type="float" office:value="19807.666666666668" table:formula="of:=AVERAGE([.E6:.G6])" table:style-name="ce29">
            <text:p>19807,66667</text:p>
          </table:table-cell>
          <table:table-cell office:value-type="float" office:value="528.56629984641791" table:formula="of:=STDEV([.E6:.G6])" table:style-name="ce28">
            <text:p>528,5662998</text:p>
          </table:table-cell>
          <table:table-cell office:value-type="float" office:value="26885" table:formula="of:=AVERAGE([.H6:.J6])" table:style-name="ce29">
            <text:p>26885</text:p>
          </table:table-cell>
          <table:table-cell office:value-type="float" office:value="160.52102666006095" table:formula="of:=STDEV([.H6:.J6])" table:style-name="ce30">
            <text:p>160,5210267</text:p>
          </table:table-cell>
          <table:table-cell office:value-type="float" office:value="126328.33333333333" table:formula="of:=AVERAGE([.K6:.M6])" table:style-name="ce27">
            <text:p>126328,3333</text:p>
          </table:table-cell>
          <table:table-cell office:value-type="float" office:value="5594.3285864644504" table:formula="of:=STDEV([.K6:.M6])" table:style-name="ce28">
            <text:p>5594,328586</text:p>
          </table:table-cell>
          <table:table-cell office:value-type="float" office:value="105915.33333333333" table:formula="of:=AVERAGE([.D9:.D11])" table:style-name="ce29">
            <text:p>105915,3333</text:p>
          </table:table-cell>
          <table:table-cell office:value-type="float" office:value="2445.2035361771696" table:formula="of:=STDEV([.D9:.D11])" table:style-name="ce28">
            <text:p>2445,203536</text:p>
          </table:table-cell>
          <table:table-cell office:value-type="float" office:value="87930.333333333328" table:formula="of:=AVERAGE([.I9:.I11])" table:style-name="ce29">
            <text:p>87930,33333</text:p>
          </table:table-cell>
          <table:table-cell office:value-type="float" office:value="1104.6077735256679" table:formula="of:=STDEV([.I9:.I11])" table:style-name="ce30">
            <text:p>1104,60777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9">
            <text:p>Combo</text:p>
          </table:table-cell>
          <table:table-cell office:value-type="float" office:value="5882.333333333333" table:formula="of:=AVERAGE([.B7:.D7])" table:style-name="ce27">
            <text:p>5882,333333</text:p>
          </table:table-cell>
          <table:table-cell office:value-type="float" office:value="1160.5974036388914" table:formula="of:=STDEV([.B7:.D7])" table:style-name="ce28">
            <text:p>1160,597404</text:p>
          </table:table-cell>
          <table:table-cell office:value-type="float" office:value="2563.3333333333335" table:formula="of:=AVERAGE([.E7:.G7])" table:style-name="ce29">
            <text:p>2563,333333</text:p>
          </table:table-cell>
          <table:table-cell office:value-type="float" office:value="173.67882235129684" table:formula="of:=STDEV([.E7:.G7])" table:style-name="ce28">
            <text:p>173,6788224</text:p>
          </table:table-cell>
          <table:table-cell office:value-type="float" office:value="5050.333333333333" table:formula="of:=AVERAGE([.H7:.J7])" table:style-name="ce29">
            <text:p>5050,333333</text:p>
          </table:table-cell>
          <table:table-cell office:value-type="float" office:value="287.81301800532469" table:formula="of:=STDEV([.H7:.J7])" table:style-name="ce30">
            <text:p>287,813018</text:p>
          </table:table-cell>
          <table:table-cell office:value-type="float" office:value="14499.333333333334" table:formula="of:=AVERAGE([.K7:.M7])" table:style-name="ce27">
            <text:p>14499,33333</text:p>
          </table:table-cell>
          <table:table-cell office:value-type="float" office:value="1419.346445845176" table:formula="of:=STDEV([.K7:.M7])" table:style-name="ce28">
            <text:p>1419,346446</text:p>
          </table:table-cell>
          <table:table-cell office:value-type="float" office:value="12467.333333333334" table:formula="of:=AVERAGE([.E9:.E11])" table:style-name="ce29">
            <text:p>12467,33333</text:p>
          </table:table-cell>
          <table:table-cell office:value-type="float" office:value="1513.2363772171659" table:formula="of:=STDEV([.E9:.E11])" table:style-name="ce28">
            <text:p>1513,236377</text:p>
          </table:table-cell>
          <table:table-cell office:value-type="float" office:value="12528.666666666666" table:formula="of:=AVERAGE([.J9:.J11])" table:style-name="ce29">
            <text:p>12528,66667</text:p>
          </table:table-cell>
          <table:table-cell office:value-type="float" office:value="852.19148865342072" table:formula="of:=STDEV([.J9:.J11])" table:style-name="ce30">
            <text:p>852,1914887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31">
            <text:p>FCCP</text:p>
          </table:table-cell>
          <table:table-cell office:value-type="float" office:value="58662" table:formula="of:=AVERAGE([.B8:.D8])" table:style-name="ce32">
            <text:p>58662</text:p>
          </table:table-cell>
          <table:table-cell office:value-type="float" office:value="6488.2429054405784" table:formula="of:=STDEV([.B8:.D8])" table:style-name="ce33">
            <text:p>6488,242905</text:p>
          </table:table-cell>
          <table:table-cell office:value-type="float" office:value="34561.333333333336" table:formula="of:=AVERAGE([.E8:.G8])" table:style-name="ce34">
            <text:p>34561,33333</text:p>
          </table:table-cell>
          <table:table-cell office:value-type="float" office:value="777.39458020578797" table:formula="of:=STDEV([.E8:.G8])" table:style-name="ce33">
            <text:p>777,3945802</text:p>
          </table:table-cell>
          <table:table-cell office:value-type="float" office:value="43391.333333333336" table:formula="of:=AVERAGE([.H8:.J8])" table:style-name="ce34">
            <text:p>43391,33333</text:p>
          </table:table-cell>
          <table:table-cell office:value-type="float" office:value="493.85456698640883" table:formula="of:=STDEV([.H8:.J8])" table:style-name="ce35">
            <text:p>493,854567</text:p>
          </table:table-cell>
          <table:table-cell office:value-type="float" office:value="251838.66666666666" table:formula="of:=AVERAGE([.K8:.M8])" table:style-name="ce32">
            <text:p>251838,6667</text:p>
          </table:table-cell>
          <table:table-cell office:value-type="float" office:value="4436.2895907879292" table:formula="of:=STDEV([.K8:.M8])" table:style-name="ce33">
            <text:p>4436,289591</text:p>
          </table:table-cell>
          <table:table-cell office:value-type="float" office:value="206658.33333333334" table:formula="of:=AVERAGE([.F9:.F11])" table:style-name="ce34">
            <text:p>206658,3333</text:p>
          </table:table-cell>
          <table:table-cell office:value-type="float" office:value="9139.9363418643861" table:formula="of:=STDEV([.F9:.F11])" table:style-name="ce33">
            <text:p>9139,936342</text:p>
          </table:table-cell>
          <table:table-cell office:value-type="float" office:value="158869.66666666666" table:formula="of:=AVERAGE([.K9:.K11])" table:style-name="ce34">
            <text:p>158869,6667</text:p>
          </table:table-cell>
          <table:table-cell office:value-type="float" office:value="3450.8509578556614" table:formula="of:=STDEV([.K9:.K11])" table:style-name="ce35">
            <text:p>3450,850958</text:p>
          </table:table-cell>
          <table:table-cell table:number-columns-repeated="16370"/>
        </table:table-row>
        <table:table-row table:style-name="ro4">
          <table:table-cell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36">
            <text:p>MOLM13 wt</text:p>
          </table:table-cell>
          <table:table-cell office:value-type="string" table:style-name="ce37">
            <text:p>MOLM13 #108</text:p>
          </table:table-cell>
          <table:table-cell office:value-type="string" table:style-name="ce38">
            <text:p>MOLM13 #115</text:p>
          </table:table-cell>
          <table:table-cell office:value-type="string" table:style-name="ce39">
            <text:p>K562</text:p>
            <text:p>wt</text:p>
          </table:table-cell>
          <table:table-cell office:value-type="string" table:style-name="ce40">
            <text:p>K562</text:p>
            <text:p>#111</text:p>
          </table:table-cell>
          <table:table-cell office:value-type="string" table:style-name="ce41">
            <text:p>K562</text:p>
            <text:p>#11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ATP tot</text:p>
          </table:table-cell>
          <table:table-cell office:value-type="float" office:value="94294.333333333343" table:formula="of:=[.C16]-[.C19]" table:style-name="ce1">
            <text:p>94294,33333</text:p>
          </table:table-cell>
          <table:table-cell office:value-type="float" office:value="53272.333333333328" table:formula="of:=[.E16]-[.E19]" table:style-name="ce1">
            <text:p>53272,33333</text:p>
          </table:table-cell>
          <table:table-cell office:value-type="float" office:value="46087.666666666664" table:formula="of:=[.G16]-[.G19]" table:style-name="ce1">
            <text:p>46087,66667</text:p>
          </table:table-cell>
          <table:table-cell office:value-type="float" office:value="231943.66666666666" table:formula="of:=[.I16]-[.I19]" table:style-name="ce1">
            <text:p>231943,6667</text:p>
          </table:table-cell>
          <table:table-cell office:value-type="float" office:value="137412" table:formula="of:=[.K16]-[.K19]" table:style-name="ce1">
            <text:p>137412</text:p>
          </table:table-cell>
          <table:table-cell office:value-type="float" office:value="135363.33333333334" table:formula="of:=[.M16]-[.M19]" table:style-name="ce1">
            <text:p>135363,3333</text:p>
          </table:table-cell>
          <table:table-cell office:value-type="string" table:style-name="ce1">
            <text:p>PBS - Combo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TP mito</text:p>
          </table:table-cell>
          <table:table-cell office:value-type="percentage" office:value="0.60304790319672796" table:formula="of:=([.C18]-[.C19])/[.C24]" table:style-name="ce42">
            <text:p>60,305%</text:p>
          </table:table-cell>
          <table:table-cell office:value-type="percentage" office:value="0.32370148357183537" table:formula="of:=([.E18]-[.E19])/[.D24]" table:style-name="ce42">
            <text:p>32,370%</text:p>
          </table:table-cell>
          <table:table-cell office:value-type="percentage" office:value="0.47376376904884177" table:formula="of:=([.G18]-[.G19])/[.E24]" table:style-name="ce42">
            <text:p>47,376%</text:p>
          </table:table-cell>
          <table:table-cell office:value-type="percentage" office:value="0.48213862274029184" table:formula="of:=([.I18]-[.I19])/[.F24]" table:style-name="ce42">
            <text:p>48,214%</text:p>
          </table:table-cell>
          <table:table-cell office:value-type="percentage" office:value="0.6800570546968242" table:formula="of:=([.K18]-[.K19])/[.G24]" table:style-name="ce42">
            <text:p>68,006%</text:p>
          </table:table-cell>
          <table:table-cell office:value-type="percentage" office:value="0.55703169248196205" table:formula="of:=([.M18]-[.M19])/[.H24]" table:style-name="ce42">
            <text:p>55,703%</text:p>
          </table:table-cell>
          <table:table-cell office:value-type="string" table:style-name="ce1">
            <text:p>(Iodo - Combo) / ATP to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TP glyco</text:p>
          </table:table-cell>
          <table:table-cell office:value-type="percentage" office:value="0.39695209680327204" table:formula="of:=1-[.C25]" table:style-name="ce42">
            <text:p>39,695%</text:p>
          </table:table-cell>
          <table:table-cell office:value-type="percentage" office:value="0.67629851642816463" table:formula="of:=1-[.D25]" table:style-name="ce42">
            <text:p>67,630%</text:p>
          </table:table-cell>
          <table:table-cell office:value-type="percentage" office:value="0.52623623095115823" table:formula="of:=1-[.E25]" table:style-name="ce42">
            <text:p>52,624%</text:p>
          </table:table-cell>
          <table:table-cell office:value-type="percentage" office:value="0.51786137725970816" table:formula="of:=1-[.F25]" table:style-name="ce42">
            <text:p>51,786%</text:p>
          </table:table-cell>
          <table:table-cell office:value-type="percentage" office:value="0.3199429453031758" table:formula="of:=1-[.G25]" table:style-name="ce42">
            <text:p>31,994%</text:p>
          </table:table-cell>
          <table:table-cell office:value-type="percentage" office:value="0.44296830751803795" table:formula="of:=1-[.H25]" table:style-name="ce42">
            <text:p>44,297%</text:p>
          </table:table-cell>
          <table:table-cell office:value-type="string" table:style-name="ce1">
            <text:p>1 - ATP mito</text:p>
          </table:table-cell>
          <table:table-cell table:number-columns-repeated="16375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hieu Landry</meta:initial-creator>
    <dc:creator>Mathieu Landry</dc:creator>
    <meta:creation-date>2023-05-24T09:48:46Z</meta:creation-date>
    <dc:date>2023-05-31T08:50:23Z</dc:date>
  </office:meta>
</office:document-meta>
</file>